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Company;</text:p>
      <text:p text:style-name="Standard"/>
      <text:p text:style-name="Standard">create table customers(</text:p>
      <text:p text:style-name="Standard"><text:s text:c="4"/>customer_id integer primary key ,</text:p>
      <text:p text:style-name="Standard"><text:s text:c="4"/>full_name varchar(50) not null,</text:p>
      <text:p text:style-name="Standard"><text:s text:c="4"/>timestamp timestamp not null,</text:p>
      <text:p text:style-name="Standard"><text:s text:c="4"/>delivery_address text not null</text:p>
      <text:p text:style-name="Standard">);</text:p>
      <text:p text:style-name="Standard">create table products(</text:p>
      <text:p text:style-name="Standard"><text:s text:c="4"/>product_id varchar primary key ,</text:p>
      <text:p text:style-name="Standard"><text:s text:c="4"/>name varchar unique not null ,</text:p>
      <text:p text:style-name="Standard"><text:s text:c="4"/>description text not null,</text:p>
      <text:p text:style-name="Standard"><text:s text:c="4"/>price double precision not null check ( price &gt; 0 )</text:p>
      <text:p text:style-name="Standard">);</text:p>
      <text:p text:style-name="Standard">create table orders(</text:p>
      <text:p text:style-name="Standard"><text:s text:c="4"/>order_code integer,</text:p>
      <text:p text:style-name="Standard"><text:s text:c="4"/>customer_id integer not null ,</text:p>
      <text:p text:style-name="Standard"><text:s text:c="4"/>total_sum double precision not null check ( total_sum &gt; 0 ),</text:p>
      <text:p text:style-name="Standard"><text:s text:c="4"/>is_paid boolean not null,</text:p>
      <text:p text:style-name="Standard"><text:s text:c="4"/>primary key (order_code),</text:p>
      <text:p text:style-name="Standard"><text:s text:c="4"/>foreign key (customer_id) references customers(customer_id)</text:p>
      <text:p text:style-name="Standard">);</text:p>
      <text:p text:style-name="Standard">create table order_items(</text:p>
      <text:p text:style-name="Standard"><text:s text:c="4"/>order_code integer references orders(order_code),</text:p>
      <text:p text:style-name="Standard"><text:s text:c="4"/>product_id varchar references products(product_id),</text:p>
      <text:p text:style-name="Standard"><text:s text:c="4"/>quantity integer not null check ( quantity&gt;0 ),</text:p>
      <text:p text:style-name="Standard"><text:s text:c="4"/>constraint order_items_pkey primary key (order_code, product_id)</text:p>
      <text:p text:style-name="Standard">);</text:p>
      <text:p text:style-name="Standard"/>
      <text:p text:style-name="Standard">insert into customers values (150678, 'Jack Abilence', '2021-09-23', 'almaty auezov distict');</text:p>
      <text:p text:style-name="Standard">insert into products values ('7452','iPhone', 'smartphone', '700000');</text:p>
      <text:p text:style-name="Standard">insert into orders values (124611, 150678, 700000.0, true);</text:p>
      <text:p text:style-name="Standard">insert into order_items values (124611, 7452, 1);</text:p>
      <text:p text:style-name="Standard"/>
      <text:p text:style-name="Standard">update products set name = 'Samsung' where product_id = '7452';</text:p>
      <text:p text:style-name="Standard"/>
      <text:p text:style-name="Standard">delete from order_items where quantity =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09:17.582000000</meta:creation-date>
    <meta:generator>Neat_Office/6.2.8.2$Windows_x86 LibreOffice_project/</meta:generator>
    <dc:date>2021-09-23T16:10:49.732000000</dc:date>
    <meta:editing-duration>PT1M32S</meta:editing-duration>
    <meta:editing-cycles>1</meta:editing-cycles>
    <meta:document-statistic meta:table-count="0" meta:image-count="0" meta:object-count="0" meta:page-count="1" meta:paragraph-count="33" meta:word-count="164" meta:character-count="1263" meta:non-whitespace-character-count="1060"/>
  </office:meta>
</office:document-meta>
</file>